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bc" officeooo:paragraph-rsid="0014edb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c5fcb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71a32" officeooo:paragraph-rsid="001a5ae4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paragraph-rsid="0015eadd"/>
    </style:style>
    <style:style style:name="P7" style:family="paragraph" style:parent-style-name="Standard">
      <style:text-properties fo:color="#ff5429" officeooo:rsid="001a5ae4" officeooo:paragraph-rsid="001a5ae4"/>
    </style:style>
    <style:style style:name="P8" style:family="paragraph" style:parent-style-name="Standard">
      <style:paragraph-properties style:line-height-at-least="0.503cm"/>
      <style:text-properties officeooo:rsid="001a86c2" officeooo:paragraph-rsid="001a86c2"/>
    </style:style>
    <style:style style:name="P9" style:family="paragraph" style:parent-style-name="Standard">
      <style:paragraph-properties style:line-height-at-least="0.503cm"/>
      <style:text-properties officeooo:rsid="001a5ae4"/>
    </style:style>
    <style:style style:name="P10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fo:color="#d4d4d4" style:font-name="Droid Sans Mono" fo:font-size="10.5pt" fo:font-weight="normal" officeooo:rsid="0015eadd" officeooo:paragraph-rsid="0015eadd" fo:background-color="#1e1e1e"/>
    </style:style>
    <style:style style:name="P11" style:family="paragraph" style:parent-style-name="Standard">
      <loext:graphic-properties draw:fill="none"/>
      <style:paragraph-properties fo:margin-left="0cm" fo:margin-right="0cm" style:line-height-at-least="0.503cm" fo:text-indent="0.101cm" style:auto-text-indent="false" fo:background-color="transparent"/>
      <style:text-properties fo:color="#d4d4d4" style:font-name="Droid Sans Mono" fo:font-size="10.5pt" fo:font-weight="normal" officeooo:rsid="001d12da" officeooo:paragraph-rsid="001d12da" fo:background-color="#4e102d"/>
    </style:style>
    <style:style style:name="P12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/>
    </style:style>
    <style:style style:name="P13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d12da"/>
    </style:style>
    <style:style style:name="P14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paragraph-rsid="0015eadd"/>
    </style:style>
    <style:style style:name="P15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71a32" officeooo:paragraph-rsid="00171a32"/>
    </style:style>
    <style:style style:name="P16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d12da" officeooo:paragraph-rsid="001d12da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  <style:text-properties officeooo:paragraph-rsid="0015eadd" fo:background-color="#4e102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71a32" officeooo:paragraph-rsid="001a5ae4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a5ae4" officeooo:paragraph-rsid="001a5ae4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fo:font-weight="normal" officeooo:rsid="001a5ae4" officeooo:paragraph-rsid="001a5ae4" fo:background-color="#1e1e1e"/>
    </style:style>
    <style:style style:name="P21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d4d4d4" style:font-name="Droid Sans Mono" fo:font-size="10.5pt" fo:font-weight="normal" officeooo:rsid="001a5ae4" officeooo:paragraph-rsid="001c5fcb" fo:background-color="#1e1e1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officeooo:rsid="00171a32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  <style:style style:name="T10" style:family="text">
      <style:text-properties fo:color="#4ec9b0"/>
    </style:style>
    <style:style style:name="T11" style:family="text">
      <style:text-properties fo:color="#4ec9b0" style:font-name="Droid Sans Mono" fo:font-size="10.5pt" fo:font-weight="normal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/>
    </style:style>
    <style:style style:name="T14" style:family="text">
      <style:text-properties fo:color="#ce9178" style:font-name="Droid Sans Mono" fo:font-size="10.5pt" fo:font-weight="normal" fo:background-color="#1e1e1e" loext:char-shading-value="0"/>
    </style:style>
    <style:style style:name="T15" style:family="text">
      <style:text-properties fo:color="#b5cea8"/>
    </style:style>
    <style:style style:name="T16" style:family="text">
      <style:text-properties officeooo:rsid="0015eadd"/>
    </style:style>
    <style:style style:name="T17" style:family="text">
      <style:text-properties officeooo:rsid="00169efa"/>
    </style:style>
    <style:style style:name="T18" style:family="text">
      <style:text-properties fo:color="#dcdcaa"/>
    </style:style>
    <style:style style:name="T19" style:family="text">
      <style:text-properties fo:color="#dcdcaa" style:font-name="Droid Sans Mono" fo:font-size="10.5pt" fo:font-weight="normal" fo:background-color="#1e1e1e" loext:char-shading-value="0"/>
    </style:style>
    <style:style style:name="T20" style:family="text">
      <style:text-properties fo:color="#c586c0"/>
    </style:style>
    <style:style style:name="T21" style:family="text">
      <style:text-properties fo:color="#c586c0" style:font-name="Droid Sans Mono" fo:font-size="10.5pt" fo:font-weight="normal" fo:background-color="#1e1e1e" loext:char-shading-value="0"/>
    </style:style>
    <style:style style:name="T22" style:family="text">
      <style:text-properties officeooo:rsid="00171a32"/>
    </style:style>
    <style:style style:name="T23" style:family="text">
      <style:text-properties officeooo:rsid="001a5ae4"/>
    </style:style>
    <style:style style:name="T24" style:family="text">
      <style:text-properties fo:color="#d7ba7d"/>
    </style:style>
    <style:style style:name="T25" style:family="text">
      <style:text-properties officeooo:rsid="001d1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la tarea 2 aux seminario</text:p>
      <text:p text:style-name="P1"/>
      <text:p text:style-name="P6"><text:span text:style-name="T16">* </text:span><text:span text:style-name="T22">1a</text:span></text:p>
      <text:p text:style-name="P17"><text:span text:style-name="T2"><text:s/>var</text:span><text:span text:style-name="T4"> </text:span><text:span text:style-name="T8">namee</text:span><text:span text:style-name="T4">: </text:span><text:span text:style-name="T11">string</text:span><text:span text:style-name="T4"> = </text:span><text:span text:style-name="T13">"wilmer romario"</text:span><text:span text:style-name="T4">;</text:span></text:p>
      <text:p text:style-name="P14"><text:span text:style-name="T5"/></text:p>
      <text:p text:style-name="P16">*1b</text:p>
      <text:p text:style-name="P11"><text:span text:style-name="T7"><text:s/>namee</text:span> = <text:span text:style-name="T15">15</text:span>;</text:p>
      <text:p text:style-name="P13"><text:s/>R<text:span text:style-name="T17">esp</text:span>. typescript no deja actualizar un tipo de dato number a un tipo string</text:p>
      <text:p text:style-name="P13"><text:s/><text:span text:style-name="T17">pero nos permite modificarlo asi </text:span><text:span text:style-name="T9">namee</text:span><text:span text:style-name="T5"> = </text:span><text:span text:style-name="T14">"15"</text:span><text:span text:style-name="T5">;</text:span></text:p>
      <text:p text:style-name="P13"><text:span text:style-name="T5"/></text:p>
      <text:p text:style-name="P12">*<text:span text:style-name="T22">1</text:span><text:span text:style-name="T25">c</text:span></text:p>
      <text:p text:style-name="P10"><text:span text:style-name="T1">function</text:span> <text:span text:style-name="T18">greet</text:span>(<text:span text:style-name="T7">nom</text:span>:<text:span text:style-name="T10">string</text:span>, <text:span text:style-name="T7">edad</text:span>: <text:span text:style-name="T10">number</text:span>) {</text:p>
      <text:p text:style-name="P2"><text:span text:style-name="T20">return</text:span> <text:span text:style-name="T12">`hello </text:span><text:span text:style-name="T1">${</text:span><text:span text:style-name="T7">nom</text:span><text:span text:style-name="T1">}</text:span><text:span text:style-name="T12">, your age is </text:span><text:span text:style-name="T1">${</text:span><text:span text:style-name="T7">edad</text:span><text:span text:style-name="T1">}</text:span><text:span text:style-name="T12">`</text:span>;</text:p>
      <text:p text:style-name="P2">}</text:p>
      <text:p text:style-name="P2"><text:span text:style-name="T1">let</text:span> <text:span text:style-name="T7">saludo</text:span> = <text:span text:style-name="T18">greet</text:span>(<text:span text:style-name="T12">"Josie"</text:span>,<text:span text:style-name="T15">25</text:span>);</text:p>
      <text:p text:style-name="P5"><text:span text:style-name="T9">console</text:span><text:span text:style-name="T5">.</text:span><text:span text:style-name="T19">log</text:span><text:span text:style-name="T5">(</text:span><text:span text:style-name="T9">saludo</text:span><text:span text:style-name="T5">);</text:span></text:p>
      <text:p text:style-name="P15">Resp. El tipo de retorno puede ser let o const ya que se trata de una funcion</text:p>
      <text:p text:style-name="P15"/>
      <text:p text:style-name="P15">*1<text:span text:style-name="T25">d</text:span></text:p>
      <text:p text:style-name="P2"><text:span text:style-name="T1">function</text:span> <text:span text:style-name="T18">validacionNever</text:span>(): <text:span text:style-name="T10">never</text:span> {</text:p>
      <text:p text:style-name="P5"><text:span text:style-name="T21"><text:s text:c="3"/>while</text:span><text:span text:style-name="T5">(</text:span><text:span text:style-name="T3">true</text:span><text:span text:style-name="T5">){</text:span></text:p>
      <text:p text:style-name="P2"><text:s text:c="3"/>}</text:p>
      <text:p text:style-name="P5"><text:span text:style-name="T5">}</text:span></text:p>
      <text:p text:style-name="P18"><text:span text:style-name="T23">*1</text:span><text:span text:style-name="T25">e</text:span></text:p>
      <text:p text:style-name="P4"><text:span text:style-name="T1">function</text:span> <text:span text:style-name="T18">greet</text:span>(<text:span text:style-name="T7">nom</text:span>:<text:span text:style-name="T10">string</text:span>, <text:span text:style-name="T7">edad</text:span>: <text:span text:style-name="T10">number</text:span>): <text:span text:style-name="T10">never</text:span> {</text:p>
      <text:p text:style-name="P2"><text:span text:style-name="T20">return</text:span> <text:span text:style-name="T12">`hello </text:span><text:span text:style-name="T1">${</text:span><text:span text:style-name="T7">nom</text:span><text:span text:style-name="T1">}</text:span><text:span text:style-name="T12">, your age is </text:span><text:span text:style-name="T1">${</text:span><text:span text:style-name="T7">edad</text:span><text:span text:style-name="T1">}</text:span><text:span text:style-name="T12">`</text:span>;</text:p>
      <text:p text:style-name="P2">}</text:p>
      <text:p text:style-name="P2"><text:span text:style-name="T1">let</text:span> <text:span text:style-name="T7">saludo</text:span> = <text:span text:style-name="T18">greet</text:span>(<text:span text:style-name="T12">"Josie"</text:span>,<text:span text:style-name="T15">25</text:span>);</text:p>
      <text:p text:style-name="P2"><text:span text:style-name="T7">console</text:span>.<text:span text:style-name="T18">log</text:span>(<text:span text:style-name="T7">saludo</text:span>); </text:p>
      <text:p text:style-name="P8">Resp. Al aplicar este tipo de retorno nos da un error ya que never nunca termina ya sera por un error o por un buble infinito.</text:p>
      <text:p text:style-name="P8"/>
      <text:p text:style-name="P19">*1<text:span text:style-name="T25">f</text:span></text:p>
      <text:p text:style-name="P20"><text:span text:style-name="T1">function</text:span> <text:span text:style-name="T18">mostrarsaludo</text:span>(): <text:span text:style-name="T10">string</text:span>{</text:p>
      <text:p text:style-name="P2"><text:span text:style-name="T20">return</text:span> <text:span text:style-name="T12">"Saludos Marie..."</text:span></text:p>
      <text:p text:style-name="P2">}</text:p>
      <text:p text:style-name="P2"><text:span text:style-name="T1">function</text:span> <text:span text:style-name="T18">greet</text:span>(<text:span text:style-name="T18">f</text:span>: () <text:span text:style-name="T1">=&gt;</text:span> <text:span text:style-name="T10">string</text:span>, <text:span text:style-name="T7">nom</text:span>:<text:span text:style-name="T10">string</text:span>, <text:span text:style-name="T7">edad</text:span>: <text:span text:style-name="T10">number</text:span>) {</text:p>
      <text:p text:style-name="P2"><text:span text:style-name="T20">return</text:span> <text:span text:style-name="T18">f</text:span>() +<text:span text:style-name="T12">`</text:span><text:span text:style-name="T24">\n</text:span><text:span text:style-name="T12"> hello </text:span><text:span text:style-name="T1">${</text:span><text:span text:style-name="T7">nom</text:span><text:span text:style-name="T1">}</text:span><text:span text:style-name="T12">, your age is </text:span><text:span text:style-name="T1">${</text:span><text:span text:style-name="T7">edad</text:span><text:span text:style-name="T1">}</text:span><text:span text:style-name="T12">`</text:span>;</text:p>
      <text:p text:style-name="P3">}</text:p>
      <text:p text:style-name="P9"/>
      <text:p text:style-name="P19">*1<text:span text:style-name="T25">g</text:span></text:p>
      <text:p text:style-name="P21"><text:span text:style-name="T7">console</text:span>.<text:span text:style-name="T18">log</text:span>( <text:span text:style-name="T18">greet</text:span>(<text:span text:style-name="T18">mostrarsaludo</text:span>, <text:span text:style-name="T12">"Josie"</text:span>, <text:span text:style-name="T15">25</text:span>));</text:p>
      <text:p text:style-name="P19">*1<text:span text:style-name="T25">h</text:span></text:p>
      <text:p text:style-name="P19"/>
      <text:p text:style-name="P19">*1<text:span text:style-name="T25">i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4:29:14.433566910</meta:creation-date>
    <dc:date>2021-05-18T16:31:53.118308812</dc:date>
    <meta:editing-duration>PT1H27M1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165" meta:character-count="997" meta:non-whitespace-character-count="858"/>
  </office:meta>
</office:document-meta>
</file>